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Container" style:family="table">
      <style:table-properties style:width="6.6931in" table:align="margins" style:shadow="none" style:may-break-between-rows="true" table:border-model="collapsing"/>
    </style:style>
    <style:style style:name="Container.A" style:family="table-column">
      <style:table-column-properties style:column-width="3.3465in" style:rel-column-width="32767*"/>
    </style:style>
    <style:style style:name="Container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Container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Container.B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Container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Container.B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Container.B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Container.5" style:family="table-row">
      <style:table-row-properties fo:keep-together="auto"/>
    </style:style>
    <style:style style:name="Container.B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Container.A6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Container.B6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1">
      <style:text-properties officeooo:rsid="0010adc4" officeooo:paragraph-rsid="0010adc4"/>
    </style:style>
    <style:style style:name="P2" style:family="paragraph" style:parent-style-name="Heading_20_1">
      <style:text-properties officeooo:rsid="0010d56b" officeooo:paragraph-rsid="0010d56b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d56b" officeooo:paragraph-rsid="0010d5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d56b" officeooo:paragraph-rsid="0010d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33f7" officeooo:paragraph-rsid="001133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0adc4" officeooo:paragraph-rsid="0010adc4"/>
    </style:style>
    <style:style style:name="P7" style:family="paragraph" style:parent-style-name="Text_20_body" style:list-style-name="L1">
      <style:text-properties officeooo:rsid="0010adc4" officeooo:paragraph-rsid="0010adc4"/>
    </style:style>
    <style:style style:name="P8" style:family="paragraph" style:parent-style-name="Text_20_body" style:list-style-name="L2">
      <style:text-properties officeooo:rsid="0010adc4" officeooo:paragraph-rsid="0010adc4"/>
    </style:style>
    <style:style style:name="P9" style:family="paragraph" style:parent-style-name="Text_20_body" style:list-style-name="L3">
      <style:text-properties officeooo:rsid="0010adc4" officeooo:paragraph-rsid="0010adc4"/>
    </style:style>
    <style:style style:name="P10" style:family="paragraph" style:parent-style-name="Text_20_body" style:list-style-name="L2">
      <style:text-properties fo:font-weight="bold" officeooo:rsid="0010adc4" officeooo:paragraph-rsid="0010adc4" style:font-weight-asian="bold" style:font-weight-complex="bold"/>
    </style:style>
    <style:style style:name="P11" style:family="paragraph" style:parent-style-name="Text_20_body" style:list-style-name="L4">
      <style:text-properties fo:font-weight="bold" officeooo:rsid="0010d56b" officeooo:paragraph-rsid="0010d56b" style:font-weight-asian="bold" style:font-weight-complex="bold"/>
    </style:style>
    <style:style style:name="P12" style:family="paragraph" style:parent-style-name="Text_20_body">
      <style:text-properties officeooo:rsid="0010d56b" officeooo:paragraph-rsid="0010d56b"/>
    </style:style>
    <style:style style:name="P13" style:family="paragraph" style:parent-style-name="Text_20_body" style:list-style-name="L4">
      <style:text-properties officeooo:rsid="0010d56b" officeooo:paragraph-rsid="0010d56b"/>
    </style:style>
    <style:style style:name="P14" style:family="paragraph" style:parent-style-name="Text_20_body" style:list-style-name="L5">
      <style:text-properties officeooo:rsid="0010d56b" officeooo:paragraph-rsid="0010d5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color="#ff4000" loext:opacity="100%"/>
    </style:style>
    <style:style style:name="T5" style:family="text">
      <style:text-properties officeooo:rsid="001133f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– 1 : Introduction</text:p>
      <text:h text:style-name="Heading_20_1" text:outline-level="1">Why use Bootstrap?</text:h>
      <text:p text:style-name="P6">Advantages of Bootstrap:</text:p>
      <text:list text:style-name="L1">
        <text:list-item>
          <text:p text:style-name="P7"><text:span text:style-name="T1">Easy to use</text:span>: Anybody with just basic knowledge of HTML and CSS can start using Bootstrap</text:p>
        </text:list-item>
        <text:list-item>
          <text:p text:style-name="P7"><text:span text:style-name="T1">Responsive features</text:span>: Bootstrap’s responsive CSS adjusts to phones, tablets, and desktops</text:p>
        </text:list-item>
        <text:list-item>
          <text:p text:style-name="P7"><text:span text:style-name="T1">Mobile-first approach</text:span>: In Bootstrap, mobile-first styles are part of the core framework</text:p>
        </text:list-item>
        <text:list-item>
          <text:p text:style-name="P7"><text:span text:style-name="T1">Browser compatibility</text:span>: Bootstrap 5 is compatible with all modern browsers (Chrome, Firefox, Edge, Safari, and Opera).</text:p>
        </text:list-item>
      </text:list>
      <text:h text:style-name="P1" text:outline-level="1">What ‘mobile-first’ actually means?</text:h>
      <text:p text:style-name="P6">Bootstrap’s CSS is written like this:</text:p>
      <text:list text:style-name="L2">
        <text:list-item>
          <text:p text:style-name="P10">Default styles = mobile layout</text:p>
          <text:p text:style-name="P8">What you write without any breakpoint applies to small screens first</text:p>
        </text:list-item>
        <text:list-item>
          <text:p text:style-name="P10">Then it scales up using breakpoints</text:p>
          <text:p text:style-name="P8">sm, md, lg, xl, etc. add styles to larger screens</text:p>
        </text:list-item>
      </text:list>
      <text:h text:style-name="P1" text:outline-level="1">Where to Get Bootstrap 5?</text:h>
      <text:p text:style-name="P6">There are two ways to start using Bootstrap 5 on your own web site. You can:</text:p>
      <text:list text:style-name="L3">
        <text:list-item>
          <text:p text:style-name="P9">Include Bootstrap 5 from a CDN</text:p>
        </text:list-item>
        <text:list-item>
          <text:p text:style-name="P9">Download Bootstrap 5 from getbootstrap.com</text:p>
        </text:list-item>
      </text:list>
      <text:h text:style-name="P1" text:outline-level="1">Bootstrap 5 CDN</text:h>
      <text:p text:style-name="P6">If you don’t want to download and host Bootstrap 5 yourself, you can include it from a CDN (Content Delivery Network). </text:p>
      <text:p text:style-name="P6">JsDeliver provides CDN support for Bootstrap’s CSS and javascript:</text:p>
      <text:p text:style-name="P6"/>
      <text:p text:style-name="Text_20_body">&lt;!-- Latest compiled and minified CSS --&gt;<text:line-break/>&lt;link href="https://cdn.jsdelivr.net/npm/bootstrap@5.3.8/dist/css/bootstrap.min.css" rel="stylesheet"&gt;<text:line-break/><text:line-break/>&lt;!-- Latest compiled JavaScript --&gt;<text:line-break/>&lt;script src="<text:a xlink:type="simple" xlink:href="https://cdn.jsdelivr.net/npm/bootstrap@5.3.8/dist/js/bootstrap.bundle.min.js" text:style-name="Internet_20_link" text:visited-style-name="Visited_20_Internet_20_Link">https://cdn.jsdelivr.net/npm/bootstrap@5.3.8/dist/js/bootstrap.bundle.min.js</text:a>"&gt;&lt;/script&gt;</text:p>
      <text:p text:style-name="P12"><text:soft-page-break/>When you use a CDN like jsDeliver:</text:p>
      <text:list text:style-name="L4">
        <text:list-item>
          <text:p text:style-name="P11">First visit (any site using that CDN file)</text:p>
          <text:p text:style-name="P13">The user downloads Bootstrap (say bootstrap.min.css) from the CDN. That file gets stored in the browser cache.</text:p>
        </text:list-item>
        <text:list-item>
          <text:p text:style-name="P11">Next visit (your site)</text:p>
          <text:p text:style-name="P13">If your site uses the exact same CDN URL, the browser says: “Wait… I already have this file.” It loads it instantly from cache instead of downloading again.</text:p>
        </text:list-item>
      </text:list>
      <text:h text:style-name="P2" text:outline-level="1">Containers</text:h>
      <text:p text:style-name="P12">Bootstrap 5 also requires a containing element to wrap site contents. There are two container classes to choose from:</text:p>
      <text:list text:style-name="L5">
        <text:list-item>
          <text:p text:style-name="P14">The <text:span text:style-name="T2">.container</text:span> class provides a responsive fixed width container</text:p>
        </text:list-item>
        <text:list-item>
          <text:p text:style-name="P14">The <text:span text:style-name="T2">.container-fluid</text:span> class <text:span text:style-name="T3">provides</text:span> a full width container, spanning the entire width of the viewport</text:p>
        </text:list-item>
      </text:list>
      <text:p text:style-name="P12">In Bootstrap, a <text:span text:style-name="T4">.container</text:span> is like a smart box that changes its max width depending on the screen size. </text:p>
      <table:table table:name="Container" table:style-name="Container" table:template-name="Box List Blue">
        <table:table-column table:style-name="Container.A" table:number-columns-repeated="2"/>
        <table:table-row>
          <table:table-cell table:style-name="Container.A1" office:value-type="string">
            <text:p text:style-name="P3">Screen size</text:p>
          </table:table-cell>
          <table:table-cell table:style-name="Container.A1" office:value-type="string">
            <text:p text:style-name="P3">Container behavior</text:p>
          </table:table-cell>
        </table:table-row>
        <table:table-row>
          <table:table-cell table:style-name="Container.A2" office:value-type="string">
            <text:p text:style-name="P4">Mobile</text:p>
          </table:table-cell>
          <table:table-cell table:style-name="Container.B2" office:value-type="string">
            <text:p text:style-name="P4">100% width (no limit yet)</text:p>
          </table:table-cell>
        </table:table-row>
        <table:table-row>
          <table:table-cell table:style-name="Container.A3" office:value-type="string">
            <text:p text:style-name="P5">Small screens</text:p>
          </table:table-cell>
          <table:table-cell table:style-name="Container.B3" office:value-type="string">
            <text:p text:style-name="P4">max-width <text:span text:style-name="T5">about 540px</text:span></text:p>
          </table:table-cell>
        </table:table-row>
        <table:table-row>
          <table:table-cell table:style-name="Container.A2" office:value-type="string">
            <text:p text:style-name="P5">Medium</text:p>
          </table:table-cell>
          <table:table-cell table:style-name="Container.B4" office:value-type="string">
            <text:p text:style-name="P5">About 720px</text:p>
          </table:table-cell>
        </table:table-row>
        <table:table-row table:style-name="Container.5">
          <table:table-cell table:style-name="Container.A3" office:value-type="string">
            <text:p text:style-name="P5">Large</text:p>
          </table:table-cell>
          <table:table-cell table:style-name="Container.B5" office:value-type="string">
            <text:p text:style-name="P5">About 960px</text:p>
          </table:table-cell>
        </table:table-row>
        <table:table-row>
          <table:table-cell table:style-name="Container.A6" office:value-type="string">
            <text:p text:style-name="P5">Extra Large</text:p>
          </table:table-cell>
          <table:table-cell table:style-name="Container.B6" office:value-type="string">
            <text:p text:style-name="P5">About 1140px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4T11:05:33.669259114</meta:creation-date>
    <dc:date>2026-04-24T11:29:16.693798468</dc:date>
    <meta:editing-duration>PT2M38S</meta:editing-duration>
    <meta:editing-cycles>1</meta:editing-cycles>
    <meta:document-statistic meta:table-count="1" meta:image-count="0" meta:object-count="0" meta:page-count="2" meta:paragraph-count="43" meta:word-count="359" meta:character-count="2283" meta:non-whitespace-character-count="1981"/>
    <meta:generator>LibreOffice/24.2.7.2$Linux_X86_64 LibreOffice_project/420$Build-2</meta:generator>
  </office:meta>
</office:document-meta>
</file>